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8.6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00a933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formula="of:=[.D2]/[.B2]" office:value-type="float" office:value="0.641025641025641" calcext:value-type="float">
            <text:p>0,641025641025641</text:p>
          </table:table-cell>
          <table:table-cell table:style-name="Default" office:value-type="float" office:value="3.9" calcext:value-type="float">
            <text:p>3,9</text:p>
          </table:table-cell>
          <table:table-cell table:formula="of:=[.B2]/[.A2]" office:value-type="float" office:value="6.084" calcext:value-type="float">
            <text:p>6,08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formula="of:=[.B3]*[.A3]" office:value-type="float" office:value="2.5" calcext:value-type="float">
            <text:p>2,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ing test at 8.4V</text:p>
          </table:table-cell>
          <table:table-cell office:value-type="string" calcext:value-type="string">
            <text:p>Passed, 10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V Power Rail</text:p>
          </table:table-cell>
          <table:table-cell office:value-type="string" calcext:value-type="string">
            <text:p>Passed, 3.3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programming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Blink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 01 Power On</text:p>
          </table:table-cell>
          <table:table-cell office:value-type="string" calcext:value-type="string">
            <text:p>Passed, +7mA, Vout=3.9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 02 Power On</text:p>
          </table:table-cell>
          <table:table-cell office:value-type="string" calcext:value-type="string">
            <text:p>Passed, +7mA, Vout=3.9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 03 Power On</text:p>
          </table:table-cell>
          <table:table-cell office:value-type="string" calcext:value-type="string">
            <text:p>Passed, +7mA, Vout=3.9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 04 Power On</text:p>
          </table:table-cell>
          <table:table-cell office:value-type="string" calcext:value-type="string">
            <text:p>Passed, +7mA, Vout=3.92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 01 Power High Load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mera 02 Power High Load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mera 03 Power High Load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mera 04 Power High Load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 cameras High Load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ART Debug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 CAM01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 CAM02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 MUX CAM03&amp;04</text:p>
          </table:table-cell>
          <table:table-cell table:style-name="ce3" office:value-type="string" calcext:value-type="string">
            <text:p>Not passed, need mux, passed only until before m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 CAM03</text:p>
          </table:table-cell>
          <table:table-cell table:style-name="ce3" office:value-type="string" calcext:value-type="string">
            <text:p>Not passed, need m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 CAM04</text:p>
          </table:table-cell>
          <table:table-cell table:style-name="ce3" office:value-type="string" calcext:value-type="string">
            <text:p>Not passed, need m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 Internal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C External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ometer Comms</text:p>
          </table:table-cell>
          <table:table-cell office:value-type="string" calcext:value-type="string">
            <text:p>Passed, however address is 0x77 instead of 0x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ometer Comms</text:p>
          </table:table-cell>
          <table:table-cell table:style-name="ce4"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C Comms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A Comms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 Comms</text:p>
          </table:table-cell>
          <table:table-cell table:style-name="ce3" office:value-type="string" calcext:value-type="string">
            <text:p>Not passed, component m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C Xtal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C External Battery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C After 12 hour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C After 48 hou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CU Hibernation comsupt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I Internal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 memory Comms</text:p>
          </table:table-cell>
          <table:table-cell office:value-type="string" calcext:value-type="string">
            <text:p>Pass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5:49:57.520716040</meta:creation-date>
    <dc:date>2021-07-04T10:52:21.482500967</dc:date>
    <meta:editing-duration>PT7H10M21S</meta:editing-duration>
    <meta:editing-cycles>3</meta:editing-cycles>
    <meta:generator>LibreOffice/6.4.7.2$Linux_X86_64 LibreOffice_project/40$Build-2</meta:generator>
    <meta:document-statistic meta:table-count="1" meta:cell-count="72" meta:object-count="0"/>
  </office:meta>
</office:document-meta>
</file>